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01cm" fo:margin-left="-0.026cm" style:page-number="auto" table:align="left" style:writing-mode="lr-tb"/>
    </style:style>
    <style:style style:name="Tabelle1.A" style:family="table-column">
      <style:table-column-properties style:column-width="1.021cm"/>
    </style:style>
    <style:style style:name="Tabelle1.B" style:family="table-column">
      <style:table-column-properties style:column-width="4.08cm"/>
    </style:style>
    <style:style style:name="Tabelle1.C" style:family="table-column">
      <style:table-column-properties style:column-width="6.121cm"/>
    </style:style>
    <style:style style:name="Tabelle1.D" style:family="table-column">
      <style:table-column-properties style:column-width="8.162cm"/>
    </style:style>
    <style:style style:name="Tabelle1.E" style:family="table-column">
      <style:table-column-properties style:column-width="3.572cm"/>
    </style:style>
    <style:style style:name="Tabelle1.F" style:family="table-column">
      <style:table-column-properties style:column-width="4.055cm"/>
    </style:style>
    <style:style style:name="Tabelle1.1" style:family="table-row">
      <style:table-row-properties style:min-row-height="0.529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.101cm" fo:padding-bottom="0cm" fo:border-left="none" fo:border-right="none" fo:border-top="none" fo:border-bottom="0.035cm solid #000000" style:writing-mode="lr-tb"/>
    </style:style>
    <style:style style:name="Tabelle1.2" style:family="table-row">
      <style:table-row-properties style:min-row-height="1.058cm" style:keep-together="true" fo:keep-together="auto"/>
    </style:style>
    <style:style style:name="Tabelle1.A2" style:family="table-cell">
      <style:table-cell-properties style:vertical-align="top" fo:padding-left="0.123cm" fo:padding-right="0.123cm" fo:padding-top="0.101cm" fo:padding-bottom="0cm" fo:border-left="none" fo:border-right="none" fo:border-top="0.035cm solid #000000" fo:border-bottom="0.018cm solid #000000" style:writing-mode="lr-tb"/>
    </style:style>
    <style:style style:name="Tabelle1.A3" style:family="table-cell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1.A6" style:family="table-cell" style:data-style-name="N0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Arial" fo:font-size="12pt" fo:font-style="italic" fo:font-weight="bold" style:font-name-asian="Times New Roman" style:font-size-asian="12pt" style:language-asian="de" style:country-asian="DE" style:font-style-asian="italic" style:font-weight-asian="bold" style:font-name-complex="Arial" style:font-weight-complex="bold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5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6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7" style:family="paragraph" style:parent-style-name="Table_20_Contents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8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9" style:family="paragraph" style:parent-style-name="Standard"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1">Nr.</text:p>
            </table:table-cell>
            <table:table-cell table:style-name="Tabelle1.A1" office:value-type="string">
              <text:p text:style-name="P2">Beschreibung</text:p>
            </table:table-cell>
            <table:table-cell table:style-name="Tabelle1.A1" office:value-type="string">
              <text:p text:style-name="P2">Ausgangszustand</text:p>
            </table:table-cell>
            <table:table-cell table:style-name="Tabelle1.A1" office:value-type="string">
              <text:p text:style-name="P2">Testablauf</text:p>
            </table:table-cell>
            <table:table-cell table:style-name="Tabelle1.A1" office:value-type="string">
              <text:p text:style-name="P2">Erwartetes <text:line-break/>Ergebnis</text:p>
            </table:table-cell>
            <table:table-cell table:style-name="Tabelle1.A1" office:value-type="string">
              <text:p text:style-name="P5">Tatsächliches Ergebnis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3">1</text:p>
          </table:table-cell>
          <table:table-cell table:style-name="Tabelle1.A2" office:value-type="string">
            <text:p text:style-name="P7">Vector von Index 1 bis 10</text:p>
          </table:table-cell>
          <table:table-cell table:style-name="Tabelle1.A2" office:value-type="string">
            <text:p text:style-name="P4">myVec vv1(1, 10);</text:p>
          </table:table-cell>
          <table:table-cell table:style-name="Tabelle1.A2" office:value-type="string">
            <text:p text:style-name="P4">for (int i = 1; i &lt;= 10; ++i) { // probieren Sie einige Werte aus</text:p>
            <text:p text:style-name="P4"><text:s text:c="12"/>vv1[i] = static_cast&lt;double&gt; (i);</text:p>
            <text:p text:style-name="P4"><text:s text:c="12"/>std::cout &lt;&lt; vv1[i] &lt;&lt; '\n';</text:p>
            <text:p text:style-name="P4"><text:s text:c="8"/>}</text:p>
          </table:table-cell>
          <table:table-cell table:style-name="Tabelle1.A2" office:value-type="string">
            <text:p text:style-name="P4">12345678910</text:p>
          </table:table-cell>
          <table:table-cell table:style-name="Tabelle1.A2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2</text:p>
          </table:table-cell>
          <table:table-cell table:style-name="Tabelle1.A3" office:value-type="string">
            <text:p text:style-name="P7">Vector von Index -3 bis 6</text:p>
          </table:table-cell>
          <table:table-cell table:style-name="Tabelle1.A3" office:value-type="string">
            <text:p text:style-name="P4">myVec vv2(-3, 6);</text:p>
          </table:table-cell>
          <table:table-cell table:style-name="Tabelle1.A3" office:value-type="string">
            <text:p text:style-name="P4">for (int i = -3; i &lt;= 6; ++i) {</text:p>
            <text:p text:style-name="P4"><text:s text:c="12"/>vv2[i] = static_cast&lt;double&gt; (i);</text:p>
            <text:p text:style-name="P4"><text:s text:c="12"/>std::cout &lt;&lt; vv2[i] &lt;&lt; '\n';</text:p>
            <text:p text:style-name="P4"><text:s text:c="8"/>}</text:p>
          </table:table-cell>
          <table:table-cell table:style-name="Tabelle1.A3" office:value-type="string">
            <text:p text:style-name="P4">-3-2-10123456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4">3</text:p>
          </table:table-cell>
          <table:table-cell table:style-name="Tabelle1.A3" office:value-type="string">
            <text:p text:style-name="P7">Vector von Index 10 bis 30</text:p>
          </table:table-cell>
          <table:table-cell table:style-name="Tabelle1.A3" office:value-type="string">
            <text:p text:style-name="P4">myVec vv3(10, 30);</text:p>
          </table:table-cell>
          <table:table-cell table:style-name="Tabelle1.A3" office:value-type="string">
            <text:p text:style-name="P4">for (int i = 10; i &lt;= 30; ++i) {</text:p>
            <text:p text:style-name="P4"><text:s text:c="12"/>vv3[i] = static_cast&lt;double&gt; (i);</text:p>
            <text:p text:style-name="P4"><text:s text:c="12"/>std::cout &lt;&lt; vv3[i] &lt;&lt; '\n';</text:p>
            <text:p text:style-name="P4"><text:s text:c="8"/>}</text:p>
          </table:table-cell>
          <table:table-cell table:style-name="Tabelle1.A3" office:value-type="string">
            <text:p text:style-name="P4">101112131415161718192021222324252627282930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4</text:p>
          </table:table-cell>
          <table:table-cell table:style-name="Tabelle1.A3" office:value-type="string">
            <text:p text:style-name="P7">Vector von Index 5 bis 10</text:p>
          </table:table-cell>
          <table:table-cell table:style-name="Tabelle1.A3" office:value-type="string">
            <text:p text:style-name="P4">myVec vv4(5, 10);</text:p>
          </table:table-cell>
          <table:table-cell table:style-name="Tabelle1.A3" office:value-type="string">
            <text:p text:style-name="P4">for (int i = 5; i &lt;= 10; ++i) {</text:p>
            <text:p text:style-name="P4"><text:s text:c="12"/>vv4[i] = static_cast&lt;double&gt; (i);</text:p>
            <text:p text:style-name="P4"><text:s text:c="12"/>std::cout &lt;&lt; vv4[i] &lt;&lt; '\n';</text:p>
            <text:p text:style-name="P4"><text:s text:c="8"/>}</text:p>
          </table:table-cell>
          <table:table-cell table:style-name="Tabelle1.A3" office:value-type="string">
            <text:p text:style-name="P4">5678910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6" office:value-type="float" office:value="5">
            <text:p text:style-name="P3">5</text:p>
          </table:table-cell>
          <table:table-cell table:style-name="Tabelle1.A3" office:value-type="string">
            <text:p text:style-name="P7">Konstruktoraufruf (ohne ausgabe)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>myVec vv5(1, 5);</text:p>
          </table:table-cell>
          <table:table-cell table:style-name="Tabelle1.A3" office:value-type="string">
            <text:p text:style-name="P4">Vektor mit Index 1 bis 5 von der grüße 5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6</text:p>
          </table:table-cell>
          <table:table-cell table:style-name="Tabelle1.A3" office:value-type="string">
            <text:p text:style-name="P7">Aufruf des Copy-Konstruktors</text:p>
          </table:table-cell>
          <table:table-cell table:style-name="Tabelle1.A3" office:value-type="string">
            <text:p text:style-name="P4">myVec vv1(1, 10);</text:p>
          </table:table-cell>
          <table:table-cell table:style-name="Tabelle1.A3" office:value-type="string">
            <text:p text:style-name="P4">myVec vv1(1, 10); wird kopiert in Objekt namens copy und anschließend ausgegeben:</text:p>
            <text:p text:style-name="P4">myVec copy(vv1); //Aufruf Copy-Konstruktor</text:p>
            <text:p text:style-name="P4"><text:s text:c="8"/>for (int i = 1; i &lt;= 10; ++i) {</text:p>
            <text:p text:style-name="P4"><text:s text:c="12"/>std::cout &lt;&lt; copy[i] &lt;&lt; '\n';</text:p>
            <text:p text:style-name="P4"><text:s text:c="8"/>}</text:p>
          </table:table-cell>
          <table:table-cell table:style-name="Tabelle1.A3" office:value-type="string">
            <text:p text:style-name="P4">12345678910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7</text:p>
          </table:table-cell>
          <table:table-cell table:style-name="Tabelle1.A3" office:value-type="string">
            <text:p text:style-name="P7">Aufruf des Zuweisungsoperators</text:p>
          </table:table-cell>
          <table:table-cell table:style-name="Tabelle1.A3" office:value-type="string">
            <text:p text:style-name="P4">myVec vv2(-3, 6);</text:p>
          </table:table-cell>
          <table:table-cell table:style-name="Tabelle1.A3" office:value-type="string">
            <text:p text:style-name="P4">myVec vv2(-3, 6);; wird copy zugewiesen <text:s/>und anschließend ausgegeben:</text:p>
            <text:p text:style-name="P4">copy = vv2;</text:p>
            <text:p text:style-name="P4"><text:s text:c="7"/>for (int i = -3; i &lt;= 6; ++i) {</text:p>
            <text:p text:style-name="P4"><text:s text:c="12"/>std::cout &lt;&lt; copy[i] &lt;&lt; '\n';</text:p>
            <text:p text:style-name="P4"><text:s text:c="8"/>}</text:p>
          </table:table-cell>
          <table:table-cell table:style-name="Tabelle1.A3" office:value-type="string">
            <text:p text:style-name="P4">-3-2-10123456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8</text:p>
          </table:table-cell>
          <table:table-cell table:style-name="Tabelle1.A3" office:value-type="string">
            <text:p text:style-name="P7">Testen von Fehlerhaften Indizes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>myVec vv6(2, 1);</text:p>
          </table:table-cell>
          <table:table-cell table:style-name="Tabelle1.A3" office:value-type="string">
            <text:p text:style-name="P4">Fehler(low größer high)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9</text:p>
          </table:table-cell>
          <table:table-cell table:style-name="Tabelle1.A3" office:value-type="string">
            <text:p text:style-name="P7">Testen von unterschiedlichen Indizes</text:p>
          </table:table-cell>
          <table:table-cell table:style-name="Tabelle1.A3" office:value-type="string">
            <text:p text:style-name="P4">myVec vv7(1, 10);</text:p>
          </table:table-cell>
          <table:table-cell table:style-name="Tabelle1.A3" office:value-type="string">
            <text:p text:style-name="P4">for (int i = 5; i &lt;= 10; ++i) {</text:p>
            <text:p text:style-name="P4"><text:s text:c="11"/>vv7[i] = static_cast&lt;double&gt; (i);</text:p>
            <text:p text:style-name="P4"><text:s text:c="10"/>std::cout &lt;&lt; vv7[i] &lt;&lt; '\n'; <text:s text:c="7"/>}</text:p>
          </table:table-cell>
          <table:table-cell table:style-name="Tabelle1.A3" office:value-type="string">
            <text:p text:style-name="P4">Erst beginn bei: 5678910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10</text:p>
          </table:table-cell>
          <table:table-cell table:style-name="Tabelle1.A3" office:value-type="string">
            <text:p text:style-name="P7">Testen von unterschiedlichen Indizes</text:p>
          </table:table-cell>
          <table:table-cell table:style-name="Tabelle1.A3" office:value-type="string">
            <text:p text:style-name="P4">myVec vv8(1, 10);</text:p>
          </table:table-cell>
          <table:table-cell table:style-name="Tabelle1.A3" office:value-type="string">
            <text:p text:style-name="P4">for (int i = 1; i &lt;= 5; ++i) {</text:p>
            <text:p text:style-name="P4"><text:s text:c="12"/>vv8[i] = static_cast&lt;double&gt; (i);</text:p>
            <text:p text:style-name="P4"><text:s text:c="12"/>std::cout &lt;&lt; vv8[i] &lt;&lt; '\n';</text:p>
            <text:p text:style-name="P4"><text:s text:c="8"/>}</text:p>
          </table:table-cell>
          <table:table-cell table:style-name="Tabelle1.A3" office:value-type="string">
            <text:p text:style-name="P4">12345-&gt;Abbruch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11</text:p>
          </table:table-cell>
          <table:table-cell table:style-name="Tabelle1.A3" office:value-type="string">
            <text:p text:style-name="P7">Testen von unterschiedlichen Indizes</text:p>
          </table:table-cell>
          <table:table-cell table:style-name="Tabelle1.A3" office:value-type="string">
            <text:p text:style-name="P4">myVec vv9(-5, 10);</text:p>
          </table:table-cell>
          <table:table-cell table:style-name="Tabelle1.A3" office:value-type="string">
            <text:p text:style-name="P4">for (int i = 5; i &lt;= -10; ++i) {</text:p>
            <text:p text:style-name="P4"><text:s text:c="12"/>vv9[i] = static_cast&lt;double&gt; (i);</text:p>
            <text:p text:style-name="P4"><text:s text:c="12"/>std::cout &lt;&lt; vv9[i] &lt;&lt; '\n';</text:p>
            <text:p text:style-name="P4"><text:s text:c="8"/>}</text:p>
          </table:table-cell>
          <table:table-cell table:style-name="Tabelle1.A3" office:value-type="string">
            <text:p text:style-name="P4">Fehler: Keine Ausgabe</text:p>
          </table:table-cell>
          <table:table-cell table:style-name="Tabelle1.A3" office:value-type="string">
            <text:p text:style-name="P6">2014.Mai-18: OK</text:p>
          </table:table-cell>
        </table:table-row>
        <text:soft-page-break/>
        <table:table-row table:style-name="Tabelle1.2">
          <table:table-cell table:style-name="Tabelle1.A3" office:value-type="string">
            <text:p text:style-name="P3">12</text:p>
          </table:table-cell>
          <table:table-cell table:style-name="Tabelle1.A3" office:value-type="string">
            <text:p text:style-name="P7">Testen von Fehlerhaften Indizes</text:p>
          </table:table-cell>
          <table:table-cell table:style-name="Tabelle1.A3" office:value-type="string">
            <text:p text:style-name="P4">myVec vv10(1, 5);</text:p>
          </table:table-cell>
          <table:table-cell table:style-name="Tabelle1.A3" office:value-type="string">
            <text:p text:style-name="P4">for (int i = 1; i &lt;= 10; ++i) {</text:p>
            <text:p text:style-name="P4"><text:s text:c="12"/>vv10[i] = static_cast&lt;double&gt; (i);</text:p>
            <text:p text:style-name="P4"><text:s text:c="12"/>std::cout &lt;&lt; vv10[i] &lt;&lt; '\n';</text:p>
            <text:p text:style-name="P4"><text:s text:c="8"/>}</text:p>
          </table:table-cell>
          <table:table-cell table:style-name="Tabelle1.A3" office:value-type="string">
            <text:p text:style-name="P4">Fehler: Falsche Indizes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13</text:p>
          </table:table-cell>
          <table:table-cell table:style-name="Tabelle1.A3" office:value-type="string">
            <text:p text:style-name="P7">Testen von Fehlerhaften Indizes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>myVec vv11(-5, -1); </text:p>
          </table:table-cell>
          <table:table-cell table:style-name="Tabelle1.A3" office:value-type="string">
            <text:p text:style-name="P4">Fehler(low größer high)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14</text:p>
          </table:table-cell>
          <table:table-cell table:style-name="Tabelle1.A3" office:value-type="string">
            <text:p text:style-name="P7">Testen von Fehlerhaften Indizes</text:p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>myVec vv12(10, -1);</text:p>
          </table:table-cell>
          <table:table-cell table:style-name="Tabelle1.A3" office:value-type="string">
            <text:p text:style-name="P4">Fehler(low größer high)</text:p>
          </table:table-cell>
          <table:table-cell table:style-name="Tabelle1.A3" office:value-type="string">
            <text:p text:style-name="P6">2014.Mai-18: OK</text:p>
          </table:table-cell>
        </table:table-row>
        <table:table-row table:style-name="Tabelle1.2">
          <table:table-cell table:style-name="Tabelle1.A3" office:value-type="string">
            <text:p text:style-name="P3">15</text:p>
          </table:table-cell>
          <table:table-cell table:style-name="Tabelle1.A3" office:value-type="string">
            <text:p text:style-name="P7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6"/>
          </table:table-cell>
        </table:table-row>
        <table:table-row table:style-name="Tabelle1.2">
          <table:table-cell table:style-name="Tabelle1.A3" office:value-type="string">
            <text:p text:style-name="P3">16</text:p>
          </table:table-cell>
          <table:table-cell table:style-name="Tabelle1.A3" office:value-type="string">
            <text:p text:style-name="P7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6"/>
          </table:table-cell>
        </table:table-row>
        <table:table-row table:style-name="Tabelle1.2">
          <table:table-cell table:style-name="Tabelle1.A3" office:value-type="string">
            <text:p text:style-name="P3">17</text:p>
          </table:table-cell>
          <table:table-cell table:style-name="Tabelle1.A3" office:value-type="string">
            <text:p text:style-name="P7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6"/>
          </table:table-cell>
        </table:table-row>
        <table:table-row table:style-name="Tabelle1.2">
          <table:table-cell table:style-name="Tabelle1.A3" office:value-type="string">
            <text:p text:style-name="P3">18</text:p>
          </table:table-cell>
          <table:table-cell table:style-name="Tabelle1.A3" office:value-type="string">
            <text:p text:style-name="P7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6"/>
          </table:table-cell>
        </table:table-row>
        <table:table-row table:style-name="Tabelle1.2">
          <table:table-cell table:style-name="Tabelle1.A3" office:value-type="string">
            <text:p text:style-name="P3">19</text:p>
          </table:table-cell>
          <table:table-cell table:style-name="Tabelle1.A3" office:value-type="string">
            <text:p text:style-name="P7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6"/>
          </table:table-cell>
        </table:table-row>
        <table:table-row table:style-name="Tabelle1.2">
          <table:table-cell table:style-name="Tabelle1.A3" office:value-type="string">
            <text:p text:style-name="P3">20</text:p>
          </table:table-cell>
          <table:table-cell table:style-name="Tabelle1.A3" office:value-type="string">
            <text:p text:style-name="P7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6"/>
          </table:table-cell>
        </table:table-row>
        <table:table-row table:style-name="Tabelle1.2">
          <table:table-cell table:style-name="Tabelle1.A3" office:value-type="string">
            <text:p text:style-name="P3">21</text:p>
          </table:table-cell>
          <table:table-cell table:style-name="Tabelle1.A3" office:value-type="string">
            <text:p text:style-name="P7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4"/>
          </table:table-cell>
          <table:table-cell table:style-name="Tabelle1.A3" office:value-type="string">
            <text:p text:style-name="P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</meta:initial-creator>
    <meta:creation-date>2012-02-06T10:49:00</meta:creation-date>
    <dc:creator>Dorothee Müller-Ahlheim</dc:creator>
    <dc:date>2014-05-12T23:28:02.24</dc:date>
    <meta:editing-cycles>26</meta:editing-cycles>
    <meta:generator>OpenOffice/4.0.1$Win32 OpenOffice.org_project/401m5$Build-9714</meta:generator>
    <meta:editing-duration>PT6H7M21S</meta:editing-duration>
    <meta:document-statistic meta:table-count="1" meta:image-count="0" meta:object-count="0" meta:page-count="2" meta:paragraph-count="124" meta:word-count="422" meta:character-count="2693"/>
  </office:meta>
</office:document-meta>
</file>